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T^4</text:p>
          </table:table-cell>
          <table:table-cell table:number-columns-repeated="3"/>
          <table:table-cell table:style-name="ce1" office:value-type="string" calcext:value-type="string">
            <text:p>flattened</text:p>
          </table:table-cell>
          <table:table-cell table:style-name="ce1" office:value-type="string" calcext:value-type="string">
            <text:p>T^4</text:p>
          </table:table-cell>
          <table:table-cell table:style-name="ce1" office:value-type="string" calcext:value-type="string">
            <text:p>F^{2,2,1,1}</text:p>
          </table:table-cell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EU</text:p>
          </table:table-cell>
          <table:table-cell office:value-type="float" office:value="39.3" calcext:value-type="float">
            <text:p>39.3</text:p>
          </table:table-cell>
          <table:table-cell office:value-type="float" office:value="28.5" calcext:value-type="float">
            <text:p>28.5</text:p>
          </table:table-cell>
          <table:table-cell office:value-type="float" office:value="28.4" calcext:value-type="float">
            <text:p>28.4</text:p>
          </table:table-cell>
          <table:table-cell/>
          <table:table-cell office:value-type="string" calcext:value-type="string">
            <text:p>CSEN</text:p>
          </table:table-cell>
          <table:table-cell office:value-type="float" office:value="0.0999999999999943" calcext:value-type="float">
            <text:p>0.09999999999999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string" calcext:value-type="string">
            <text:p>chrF</text:p>
          </table:table-cell>
          <table:table-cell office:value-type="float" office:value="39.3" calcext:value-type="float">
            <text:p>39.3</text:p>
          </table:table-cell>
          <table:table-cell office:value-type="float" office:value="30.5" calcext:value-type="float">
            <text:p>30.5</text:p>
          </table:table-cell>
          <table:table-cell office:value-type="float" office:value="28.5" calcext:value-type="float">
            <text:p>28.5</text:p>
          </table:table-cell>
          <table:table-cell table:number-columns-repeated="2"/>
          <table:table-cell office:value-type="float" office:value="0.0999999999999943" calcext:value-type="float">
            <text:p>0.099999999999994</text:p>
          </table:table-cell>
          <table:table-cell office:value-type="float" office:value="0.299999999999997" calcext:value-type="float">
            <text:p>0.299999999999997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R</text:p>
          </table:table-cell>
          <table:table-cell office:value-type="float" office:value="39.1" calcext:value-type="float">
            <text:p>39.1</text:p>
          </table:table-cell>
          <table:table-cell office:value-type="float" office:value="29.4" calcext:value-type="float">
            <text:p>29.4</text:p>
          </table:table-cell>
          <table:table-cell office:value-type="float" office:value="28.1" calcext:value-type="float">
            <text:p>28.1</text:p>
          </table:table-cell>
          <table:table-cell table:number-columns-repeated="2"/>
          <table:table-cell table:number-columns-repeated="2" office:value-type="float" office:value="-0.100000000000001" calcext:value-type="float">
            <text:p>-0.100000000000001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38.8" calcext:value-type="float">
            <text:p>38.8</text:p>
          </table:table-cell>
          <table:table-cell office:value-type="float" office:value="30.8" calcext:value-type="float">
            <text:p>30.8</text:p>
          </table:table-cell>
          <table:table-cell office:value-type="float" office:value="28.2" calcext:value-type="float">
            <text:p>28.2</text:p>
          </table:table-cell>
          <table:table-cell table:number-columns-repeated="2"/>
          <table:table-cell office:value-type="float" office:value="-0.400000000000006" calcext:value-type="float">
            <text:p>-0.400000000000006</text:p>
          </table:table-cell>
          <table:table-cell office:value-type="float" office:value="-0.100000000000001" calcext:value-type="float">
            <text:p>-0.100000000000001</text:p>
          </table:table-cell>
          <table:table-cell/>
          <table:table-cell office:value-type="string" calcext:value-type="string">
            <text:p>Mean</text:p>
          </table:table-cell>
          <table:table-cell table:formula="of:=AVERAGE([$Sheet1.$G$2:.$G$16])" office:value-type="float" office:value="-0.140000000000002" calcext:value-type="float">
            <text:p>-0.140000000000002</text:p>
          </table:table-cell>
          <table:table-cell table:formula="of:=AVERAGE([$Sheet1.$H$2:.$H$16])"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9.5" calcext:value-type="float">
            <text:p>39.5</text:p>
          </table:table-cell>
          <table:table-cell office:value-type="float" office:value="30.4" calcext:value-type="float">
            <text:p>30.4</text:p>
          </table:table-cell>
          <table:table-cell office:value-type="float" office:value="27.7" calcext:value-type="float">
            <text:p>27.7</text:p>
          </table:table-cell>
          <table:table-cell table:number-columns-repeated="2"/>
          <table:table-cell office:value-type="float" office:value="0.299999999999997" calcext:value-type="float">
            <text:p>0.299999999999997</text:p>
          </table:table-cell>
          <table:table-cell office:value-type="float" office:value="-0.100000000000001" calcext:value-type="float">
            <text:p>-0.100000000000001</text:p>
          </table:table-cell>
          <table:table-cell/>
          <table:table-cell office:value-type="string" calcext:value-type="string">
            <text:p>Variance</text:p>
          </table:table-cell>
          <table:table-cell table:formula="of:=VAR([$Sheet1.$G$2:.$G$16])" office:value-type="float" office:value="0.3405" calcext:value-type="float">
            <text:p>0.3405</text:p>
          </table:table-cell>
          <table:table-cell table:formula="of:=VAR([$Sheet1.$H$2:.$H$16])" office:value-type="float" office:value="0.0716428571428567" calcext:value-type="float">
            <text:p>0.071642857142857</text:p>
          </table:table-cell>
        </table:table-row>
        <table:table-row table:style-name="ro1">
          <table:table-cell/>
          <table:table-cell table:style-name="ce1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ENCS</text:p>
          </table:table-cell>
          <table:table-cell office:value-type="float" office:value="-1.81" calcext:value-type="float">
            <text:p>-1.81</text:p>
          </table:table-cell>
          <table:table-cell office:value-type="float" office:value="0.489999999999998" calcext:value-type="float">
            <text:p>0.489999999999998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Sheet1.$G$2:.$G$16])" office:value-type="float" office:value="15" calcext:value-type="float">
            <text:p>15</text:p>
          </table:table-cell>
          <table:table-cell table:formula="of:=COUNT([$Sheet1.$H$2:.$H$16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LEU</text:p>
          </table:table-cell>
          <table:table-cell office:value-type="float" office:value="39.2" calcext:value-type="float">
            <text:p>39.2</text:p>
          </table:table-cell>
          <table:table-cell office:value-type="float" office:value="30.8" calcext:value-type="float">
            <text:p>30.8</text:p>
          </table:table-cell>
          <table:table-cell office:value-type="float" office:value="28.3" calcext:value-type="float">
            <text:p>28.3</text:p>
          </table:table-cell>
          <table:table-cell table:number-columns-repeated="2"/>
          <table:table-cell office:value-type="float" office:value="0.189999999999998" calcext:value-type="float">
            <text:p>0.189999999999998</text:p>
          </table:table-cell>
          <table:table-cell office:value-type="float" office:value="0.389999999999997" calcext:value-type="float">
            <text:p>0.389999999999997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Sheet1.$G$2:.$G$16];[$Sheet1.$H$2:.$H$16])" office:value-type="float" office:value="-0.0672270868323578" calcext:value-type="float">
            <text:p>-0.067227086832358</text:p>
          </table:table-cell>
          <table:table-cell/>
        </table:table-row>
        <table:table-row table:style-name="ro1">
          <table:table-cell office:value-type="string" calcext:value-type="string">
            <text:p>chrF</text:p>
          </table:table-cell>
          <table:table-cell office:value-type="float" office:value="39.5" calcext:value-type="float">
            <text:p>39.5</text:p>
          </table:table-cell>
          <table:table-cell office:value-type="float" office:value="30.7" calcext:value-type="float">
            <text:p>30.7</text:p>
          </table:table-cell>
          <table:table-cell office:value-type="float" office:value="28.4" calcext:value-type="float">
            <text:p>28.4</text:p>
          </table:table-cell>
          <table:table-cell table:number-columns-repeated="2"/>
          <table:table-cell office:value-type="float" office:value="-0.910000000000004" calcext:value-type="float">
            <text:p>-0.910000000000004</text:p>
          </table:table-cell>
          <table:table-cell office:value-type="float" office:value="-0.0100000000000016" calcext:value-type="float">
            <text:p>-0.01000000000000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Sheet1.$G$2:.$G$16]); 1; 0) * IF(ISNUMBER([$Sheet1.$H$2:.$H$16]); 1; 0)); [$Sheet1.$G$2:.$G$16] - [$Sheet1.$H$2:.$H$16]; &quot;NA&quot;))" office:value-type="float" office:value="-0.280000000000001" calcext:value-type="float">
            <text:p>-0.280000000000001</text:p>
          </table:table-cell>
          <table:table-cell/>
        </table:table-row>
        <table:table-row table:style-name="ro1">
          <table:table-cell office:value-type="string" calcext:value-type="string">
            <text:p>TER</text:p>
          </table:table-cell>
          <table:table-cell office:value-type="float" office:value="39.1" calcext:value-type="float">
            <text:p>39.1</text:p>
          </table:table-cell>
          <table:table-cell office:value-type="float" office:value="30.3" calcext:value-type="float">
            <text:p>30.3</text:p>
          </table:table-cell>
          <table:table-cell office:value-type="float" office:value="27.9" calcext:value-type="float">
            <text:p>27.9</text:p>
          </table:table-cell>
          <table:table-cell table:number-columns-repeated="2"/>
          <table:table-cell office:value-type="float" office:value="0.489999999999998" calcext:value-type="float">
            <text:p>0.489999999999998</text:p>
          </table:table-cell>
          <table:table-cell office:value-type="float" office:value="0.389999999999997" calcext:value-type="float">
            <text:p>0.389999999999997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Sheet1.$G$2:.$G$16]); 1; 0) * IF(ISNUMBER([$Sheet1.$H$2:.$H$16]); 1; 0)); [$Sheet1.$G$2:.$G$16] - [$Sheet1.$H$2:.$H$16]; &quot;NA&quot;))" office:value-type="float" office:value="0.433142857142857" calcext:value-type="float">
            <text:p>0.433142857142857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39.1" calcext:value-type="float">
            <text:p>39.1</text:p>
          </table:table-cell>
          <table:table-cell office:value-type="float" office:value="30.7" calcext:value-type="float">
            <text:p>30.7</text:p>
          </table:table-cell>
          <table:table-cell office:value-type="float" office:value="28.3" calcext:value-type="float">
            <text:p>28.3</text:p>
          </table:table-cell>
          <table:table-cell table:number-columns-repeated="2"/>
          <table:table-cell office:value-type="float" office:value="0.0899999999999963" calcext:value-type="float">
            <text:p>0.089999999999996</text:p>
          </table:table-cell>
          <table:table-cell office:value-type="float" office:value="0.689999999999998" calcext:value-type="float">
            <text:p>0.689999999999998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Sheet1.$G$2:.$G$16]); 1; 0) * IF(ISNUMBER([$Sheet1.$H$2:.$H$16]); 1; 0)) - 1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9.1" calcext:value-type="float">
            <text:p>39.1</text:p>
          </table:table-cell>
          <table:table-cell office:value-type="float" office:value="31" calcext:value-type="float">
            <text:p>31</text:p>
          </table:table-cell>
          <table:table-cell office:value-type="float" office:value="28.3" calcext:value-type="float">
            <text:p>28.3</text:p>
          </table:table-cell>
          <table:table-cell/>
          <table:table-cell office:value-type="string" calcext:value-type="string">
            <text:p>ENDE</text:p>
          </table:table-cell>
          <table:table-cell office:value-type="float" office:value="0.190000000000001" calcext:value-type="float">
            <text:p>0.190000000000001</text:p>
          </table:table-cell>
          <table:table-cell office:value-type="float" office:value="0.0900000000000034" calcext:value-type="float">
            <text:p>0.090000000000003</text:p>
          </table:table-cell>
          <table:table-cell/>
          <table:table-cell office:value-type="string" calcext:value-type="string">
            <text:p>t Stat</text:p>
          </table:table-cell>
          <table:table-cell table:formula="of:=([$Sheet1.$K$9] - [$Sheet1.$K$3]) / ([$Sheet1.$K$10] / ( [$Sheet1.$K$11] + 1)) ^ 0.5" office:value-type="float" office:value="-1.64773771512229" calcext:value-type="float">
            <text:p>-1.64773771512229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290000000000003" calcext:value-type="float">
            <text:p>0.290000000000003</text:p>
          </table:table-cell>
          <table:table-cell office:value-type="float" office:value="0.190000000000001" calcext:value-type="float">
            <text:p>0.190000000000001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Sheet1.$K$12]); [$Sheet1.$K$11]; 1)" office:value-type="float" office:value="0.0608293132370114" calcext:value-type="float">
            <text:p>0.060829313237011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6]; [.B8:.B12])" office:value-type="float" office:value="39.2" calcext:value-type="float">
            <text:p>39.2</text:p>
          </table:table-cell>
          <table:table-cell table:formula="of:=AVERAGE([.C2:.C6]; [.C8:.C12])" office:value-type="float" office:value="30.31" calcext:value-type="float">
            <text:p>30.31</text:p>
          </table:table-cell>
          <table:table-cell table:formula="of:=AVERAGE([.D2:.D6]; [.D8:.D12])" office:value-type="float" office:value="28.21" calcext:value-type="float">
            <text:p>28.21</text:p>
          </table:table-cell>
          <table:table-cell table:number-columns-repeated="2"/>
          <table:table-cell office:value-type="float" office:value="-0.109999999999996" calcext:value-type="float">
            <text:p>-0.109999999999996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Sheet1.$K$2]; [$Sheet1.$K$11])" office:value-type="float" office:value="1.76131013577489" calcext:value-type="float">
            <text:p>1.76131013577489</text:p>
          </table:table-cell>
          <table:table-cell/>
        </table:table-row>
        <table:table-row table:style-name="ro1">
          <table:table-cell table:number-columns-repeated="6"/>
          <table:table-cell office:value-type="float" office:value="-0.00999999999999801" calcext:value-type="float">
            <text:p>-0.009999999999998</text:p>
          </table:table-cell>
          <table:table-cell office:value-type="float" office:value="0.0900000000000034" calcext:value-type="float">
            <text:p>0.090000000000003</text:p>
          </table:table-cell>
          <table:table-cell/>
          <table:table-cell office:value-type="string" calcext:value-type="string">
            <text:p>P (T&lt;=t) two-tail</text:p>
          </table:table-cell>
          <table:table-cell table:formula="of:=LEGACY.TDIST(ABS([$Sheet1.$K$12]); [$Sheet1.$K$11]; 2)" office:value-type="float" office:value="0.121658626474023" calcext:value-type="float">
            <text:p>0.121658626474023</text:p>
          </table:table-cell>
          <table:table-cell/>
        </table:table-row>
        <table:table-row table:style-name="ro1">
          <table:table-cell table:number-columns-repeated="6"/>
          <table:table-cell office:value-type="float" office:value="-0.509999999999998" calcext:value-type="float">
            <text:p>-0.509999999999998</text:p>
          </table:table-cell>
          <table:table-cell office:value-type="float" office:value="0.0900000000000034" calcext:value-type="float">
            <text:p>0.090000000000003</text:p>
          </table:table-cell>
          <table:table-cell/>
          <table:table-cell office:value-type="string" calcext:value-type="string">
            <text:p>t Critical two-tail</text:p>
          </table:table-cell>
          <table:table-cell table:formula="of:=TINV([$Sheet1.$K$2]; [$Sheet1.$K$11])" office:value-type="float" office:value="2.1447866879178" calcext:value-type="float">
            <text:p>2.1447866879178</text:p>
          </table:table-cell>
          <table:table-cell/>
        </table:table-row>
        <table:table-row table:style-name="ro1">
          <table:table-cell table:style-name="ce1" office:value-type="string" calcext:value-type="string">
            <text:p>NORMED</text:p>
          </table:table-cell>
          <table:table-cell table:style-name="ce1" office:value-type="string" calcext:value-type="string">
            <text:p>T^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LEU</text:p>
          </table:table-cell>
          <table:table-cell table:formula="of:=[.B2]-[.B$14]" office:value-type="float" office:value="0.0999999999999943" calcext:value-type="float">
            <text:p>0.099999999999994</text:p>
          </table:table-cell>
          <table:table-cell table:formula="of:=[.C2]-[.C$14]" office:value-type="float" office:value="-1.81" calcext:value-type="float">
            <text:p>-1.81</text:p>
          </table:table-cell>
          <table:table-cell table:formula="of:=[.D2]-[.D$14]" office:value-type="float" office:value="0.190000000000001" calcext:value-type="float">
            <text:p>0.1900000000000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rF</text:p>
          </table:table-cell>
          <table:table-cell table:formula="of:=[.B3]-[.B$14]" office:value-type="float" office:value="0.0999999999999943" calcext:value-type="float">
            <text:p>0.099999999999994</text:p>
          </table:table-cell>
          <table:table-cell table:formula="of:=[.C3]-[.C$14]" office:value-type="float" office:value="0.189999999999998" calcext:value-type="float">
            <text:p>0.189999999999998</text:p>
          </table:table-cell>
          <table:table-cell table:formula="of:=[.D3]-[.D$14]" office:value-type="float" office:value="0.290000000000003" calcext:value-type="float">
            <text:p>0.2900000000000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R</text:p>
          </table:table-cell>
          <table:table-cell table:formula="of:=[.B4]-[.B$14]" office:value-type="float" office:value="-0.100000000000001" calcext:value-type="float">
            <text:p>-0.100000000000001</text:p>
          </table:table-cell>
          <table:table-cell table:formula="of:=[.C4]-[.C$14]" office:value-type="float" office:value="-0.910000000000004" calcext:value-type="float">
            <text:p>-0.910000000000004</text:p>
          </table:table-cell>
          <table:table-cell table:formula="of:=[.D4]-[.D$14]" office:value-type="float" office:value="-0.109999999999996" calcext:value-type="float">
            <text:p>-0.1099999999999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</text:p>
          </table:table-cell>
          <table:table-cell table:formula="of:=[.B5]-[.B$14]" office:value-type="float" office:value="-0.400000000000006" calcext:value-type="float">
            <text:p>-0.400000000000006</text:p>
          </table:table-cell>
          <table:table-cell table:formula="of:=[.C5]-[.C$14]" office:value-type="float" office:value="0.489999999999998" calcext:value-type="float">
            <text:p>0.489999999999998</text:p>
          </table:table-cell>
          <table:table-cell table:formula="of:=[.D5]-[.D$14]" office:value-type="float" office:value="-0.00999999999999801" calcext:value-type="float">
            <text:p>-0.0099999999999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ore</text:p>
          </table:table-cell>
          <table:table-cell table:formula="of:=[.B6]-[.B$14]" office:value-type="float" office:value="0.299999999999997" calcext:value-type="float">
            <text:p>0.299999999999997</text:p>
          </table:table-cell>
          <table:table-cell table:formula="of:=[.C6]-[.C$14]" office:value-type="float" office:value="0.0899999999999963" calcext:value-type="float">
            <text:p>0.089999999999996</text:p>
          </table:table-cell>
          <table:table-cell table:formula="of:=[.D6]-[.D$14]" office:value-type="float" office:value="-0.509999999999998" calcext:value-type="float">
            <text:p>-0.509999999999998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LEU</text:p>
          </table:table-cell>
          <table:table-cell table:formula="of:=[.B8]-[.B$14]" office:value-type="float" office:value="0" calcext:value-type="float">
            <text:p>0</text:p>
          </table:table-cell>
          <table:table-cell table:formula="of:=[.C8]-[.C$14]" office:value-type="float" office:value="0.489999999999998" calcext:value-type="float">
            <text:p>0.489999999999998</text:p>
          </table:table-cell>
          <table:table-cell table:formula="of:=[.D8]-[.D$14]" office:value-type="float" office:value="0.0900000000000034" calcext:value-type="float">
            <text:p>0.0900000000000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rF</text:p>
          </table:table-cell>
          <table:table-cell table:formula="of:=[.B9]-[.B$14]" office:value-type="float" office:value="0.299999999999997" calcext:value-type="float">
            <text:p>0.299999999999997</text:p>
          </table:table-cell>
          <table:table-cell table:formula="of:=[.C9]-[.C$14]" office:value-type="float" office:value="0.389999999999997" calcext:value-type="float">
            <text:p>0.389999999999997</text:p>
          </table:table-cell>
          <table:table-cell table:formula="of:=[.D9]-[.D$14]" office:value-type="float" office:value="0.190000000000001" calcext:value-type="float">
            <text:p>0.1900000000000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R</text:p>
          </table:table-cell>
          <table:table-cell table:formula="of:=[.B10]-[.B$14]" office:value-type="float" office:value="-0.100000000000001" calcext:value-type="float">
            <text:p>-0.100000000000001</text:p>
          </table:table-cell>
          <table:table-cell table:formula="of:=[.C10]-[.C$14]" office:value-type="float" office:value="-0.0100000000000016" calcext:value-type="float">
            <text:p>-0.010000000000002</text:p>
          </table:table-cell>
          <table:table-cell table:formula="of:=[.D10]-[.D$14]" office:value-type="float" office:value="-0.309999999999999" calcext:value-type="float">
            <text:p>-0.3099999999999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</text:p>
          </table:table-cell>
          <table:table-cell table:formula="of:=[.B11]-[.B$14]" office:value-type="float" office:value="-0.100000000000001" calcext:value-type="float">
            <text:p>-0.100000000000001</text:p>
          </table:table-cell>
          <table:table-cell table:formula="of:=[.C11]-[.C$14]" office:value-type="float" office:value="0.389999999999997" calcext:value-type="float">
            <text:p>0.389999999999997</text:p>
          </table:table-cell>
          <table:table-cell table:formula="of:=[.D11]-[.D$14]" office:value-type="float" office:value="0.0900000000000034" calcext:value-type="float">
            <text:p>0.0900000000000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ore</text:p>
          </table:table-cell>
          <table:table-cell table:formula="of:=[.B12]-[.B$14]" office:value-type="float" office:value="-0.100000000000001" calcext:value-type="float">
            <text:p>-0.100000000000001</text:p>
          </table:table-cell>
          <table:table-cell table:formula="of:=[.C12]-[.C$14]" office:value-type="float" office:value="0.689999999999998" calcext:value-type="float">
            <text:p>0.689999999999998</text:p>
          </table:table-cell>
          <table:table-cell table:formula="of:=[.D12]-[.D$14]" office:value-type="float" office:value="0.0900000000000034" calcext:value-type="float">
            <text:p>0.09000000000000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3T19:46:04.951372001</meta:creation-date>
    <dc:date>2021-01-03T20:16:26.666779851</dc:date>
    <meta:editing-duration>PT30M21S</meta:editing-duration>
    <meta:editing-cycles>4</meta:editing-cycles>
    <meta:generator>LibreOffice/7.0.3.1$Linux_X86_64 LibreOffice_project/00$Build-1</meta:generator>
    <meta:document-statistic meta:table-count="1" meta:cell-count="160" meta:object-count="0"/>
  </office:meta>
</office:document-meta>
</file>